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ec05" officeooo:paragraph-rsid="001eec05"/>
    </style:style>
    <style:style style:name="P2" style:family="paragraph" style:parent-style-name="Standard">
      <style:text-properties fo:font-weight="bold" officeooo:rsid="001ee0b6" officeooo:paragraph-rsid="002255b5" style:font-weight-asian="bold" style:font-weight-complex="bold"/>
    </style:style>
    <style:style style:name="T1" style:family="text">
      <style:text-properties officeooo:rsid="0022c7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ências de Livros</text:p>
      <text:p text:style-name="P1"/>
      <text:p text:style-name="P1">HTML 5 – Mark Pilgrim</text:p>
      <text:p text:style-name="P1"/>
      <text:p text:style-name="P1">CSS Eric Meyer</text:p>
      <text:p text:style-name="P1"/>
      <text:p text:style-name="P1">Flex in CSS Estelle Weyl</text:p>
      <text:p text:style-name="P1"/>
      <text:p text:style-name="P1">Grid Layout in CSS Eric Meyer</text:p>
      <text:p text:style-name="P1"/>
      <text:p text:style-name="P2">// <text:span text:style-name="T1">CONHECIMENTO ADQUIRIDO NESSE CURSO</text:span> //</text:p>
      <text:p text:style-name="P2"/>
      <text:p text:style-name="P2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2T01:00:29.090000000</dc:date>
    <meta:editing-duration>PT40M19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7" meta:word-count="27" meta:character-count="150" meta:non-whitespace-character-count="127"/>
  </office:meta>
</office:document-meta>
</file>